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/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2-09-26T12:15:03.307316298</meta:creation-date>
    <meta:generator>LibreOffice/7.4.1.2$Linux_X86_64 LibreOffice_project/96749c58c39750fe6113ca0224d2dd9b40a26641</meta:generator>
  </office:meta>
</office:document-meta>
</file>